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25cm"/>
    </style:style>
    <style:style style:name="co3" style:family="table-column">
      <style:table-column-properties fo:break-before="auto" style:column-width="3.117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4.9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TESTE COM SUBGRUPO B1</text:p>
          </table:table-cell>
          <table:table-cell office:value-type="string" calcext:value-type="string">
            <text:p>Situação 29/05</text:p>
          </table:table-cell>
          <table:table-cell office:value-type="string" calcext:value-type="string">
            <text:p>RE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Erro – 1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Erro –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– 3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, 7, 10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8,9,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 office:value-type="string" calcext:value-type="string">
            <text:p>Erro -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Erro-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B2 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OBRIGATORIAMENTE REFAZER OS TESTES USANDO SUBGRUPO B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negóci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Erro -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Erro -2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-3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, 7, 10 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8,9,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rateios de uma propo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-14</text:p>
          </table:table-cell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EFAZER O TESTE OBRIGATORIAMENTE COM O TIPO DO SUBGRUPO B3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– 3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, 7, 10 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8,9,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</text:p>
          </table:table-cell>
        </table:table-row>
        <table:table-row table:style-name="ro1">
          <table:table-cell/>
          <table:table-cell office:value-type="string" calcext:value-type="string">
            <text:p>Verificar se é possível alterar os rateios de uma propo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Erro – 3</text:p>
          </table:table-cell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– 14</text:p>
          </table:table-cell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</table:table-row>
      </table:table>
      <table:table table:name="A3 HA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OBRIGATORIAMENTE REFAZER O TESTE COM O SUBGRUPO a3 modalidade oros azul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-3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, 7, 10 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8,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</text:p>
          </table:table-cell>
        </table:table-row>
        <table:table-row table:style-name="ro1">
          <table:table-cell/>
          <table:table-cell office:value-type="string" calcext:value-type="string">
            <text:p>Verificar se é possível alterar os rateios de uma propo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Erro-3</text:p>
          </table:table-cell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– 14</text:p>
          </table:table-cell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</table:table-row>
      </table:table>
      <table:table table:name="A4 H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EFAZER TESTE <text:s/>a4 oros azul 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Erro -1 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Erro -2 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-3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, 7, 10 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8,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</text:p>
          </table:table-cell>
        </table:table-row>
        <table:table-row table:style-name="ro1">
          <table:table-cell/>
          <table:table-cell office:value-type="string" calcext:value-type="string">
            <text:p>Verificar se é possível alterar os rateios de uma propo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Erro -3 </text:p>
          </table:table-cell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– 14</text:p>
          </table:table-cell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</table:table-row>
      </table:table>
      <table:table table:name="A4 OROS VERDE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EFAZER TESTE SUBGRUPO A4 <text:s/>MODALIDADE OROS VERDE 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Erro -1 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Erro -3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-3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, 7, 10 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8,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</text:p>
          </table:table-cell>
        </table:table-row>
        <table:table-row table:style-name="ro1">
          <table:table-cell/>
          <table:table-cell office:value-type="string" calcext:value-type="string">
            <text:p>Verificar se é possível alterar os rateios de uma propo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Erro – 3</text:p>
          </table:table-cell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– 14</text:p>
          </table:table-cell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</table:table-row>
      </table:table>
      <table:table table:name="RATEIOS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REFAZER TODOS OS TESTES INCLUINDO RATEIOS (B1,B2,B3,A3HA, A4HA, A4HV)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Erro -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Erro -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 office:value-type="string" calcext:value-type="string">
            <text:p>Erro 18-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-3 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, 7, 10 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8,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 </text:p>
          </table:table-cell>
        </table:table-row>
        <table:table-row table:style-name="ro1">
          <table:table-cell/>
          <table:table-cell office:value-type="string" calcext:value-type="string">
            <text:p>Verificar se é possível alterar os rateios de uma proposta</text:p>
          </table:table-cell>
          <table:table-cell office:value-type="string" calcext:value-type="string">
            <text:p>Erro – 15, 16. </text:p>
          </table:table-cell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 office:value-type="string" calcext:value-type="string">
            <text:p>Erro 18 – </text:p>
          </table:table-cell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Erro – 3</text:p>
          </table:table-cell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– 14</text:p>
          </table:table-cell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30T15:17:12.813000000</dc:date>
    <meta:editing-duration>P1DT1H21M47S</meta:editing-duration>
    <meta:editing-cycles>23</meta:editing-cycles>
    <meta:generator>LibreOffice/7.5.2.2$Windows_X86_64 LibreOffice_project/53bb9681a964705cf672590721dbc85eb4d0c3a2</meta:generator>
    <meta:document-statistic meta:table-count="7" meta:cell-count="496" meta:object-count="0"/>
  </office:meta>
</office:document-meta>
</file>